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04B398AF1D13287F.png" manifest:media-type="image/png"/>
  <manifest:file-entry manifest:full-path="Pictures/100000000000005E0000005E7E560420CEFD7758.png" manifest:media-type="image/png"/>
  <manifest:file-entry manifest:full-path="Pictures/1000020100000450000002B1724202B5EFE3F2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DELANEY" svg:font-family="'AR DELANEY'" style:font-pitch="variable"/>
    <style:font-face style:name="Magneto" svg:font-family="Magneto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pyrus" svg:font-family="Papyrus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ffffff" style:font-name="Papyrus" fo:font-weight="bold" fo:background-color="transparent" style:font-weight-asian="bold" style:font-weight-complex="bold"/>
    </style:style>
    <style:style style:name="P2" style:family="paragraph">
      <loext:graphic-properties draw:fill-color="#ffffff"/>
    </style:style>
    <style:style style:name="T1" style:family="text">
      <style:text-properties fo:color="#ffffff" style:font-name="Papyrus" fo:font-size="60pt" fo:font-weight="bold" fo:background-color="transparent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Le Labyrinth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DELANEY" svg:font-family="'AR DELANEY'" style:font-pitch="variable"/>
    <style:font-face style:name="Magneto" svg:font-family="Magneto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pyrus" svg:font-family="Papyrus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axial" draw:start-color="#66ffff" draw:end-color="#4e9a06" draw:start-intensity="100%" draw:end-intensity="100%" draw:angle="500" draw:border="0%"/>
    <draw:gradient draw:name="Gradient_20_3" draw:display-name="Gradient 3" draw:style="square" draw:cx="50%" draw:cy="50%" draw:start-color="#66ffff" draw:end-color="#4e9a06" draw:start-intensity="100%" draw:end-intensity="100%" draw:angle="500" draw:border="0%"/>
    <draw:gradient draw:name="Gradient_20_4" draw:display-name="Gradient 4" draw:style="square" draw:cx="50%" draw:cy="50%" draw:start-color="#66ffff" draw:end-color="#00cc33" draw:start-intensity="100%" draw:end-intensity="100%" draw:angle="500" draw:border="0%"/>
    <draw:gradient draw:name="Gradient_20_5" draw:display-name="Gradient 5" draw:style="square" draw:cx="50%" draw:cy="50%" draw:start-color="#66ffff" draw:end-color="#00cc00" draw:start-intensity="100%" draw:end-intensity="100%" draw:angle="500" draw:border="0%"/>
    <draw:gradient draw:name="Gradient_20_6" draw:display-name="Gradient 6" draw:style="radial" draw:cx="50%" draw:cy="50%" draw:start-color="#66ffff" draw:end-color="#00cc00" draw:start-intensity="100%" draw:end-intensity="100%" draw:border="0%"/>
    <draw:gradient draw:name="Gradient_20_7" draw:display-name="Gradient 7" draw:style="rectangular" draw:cx="50%" draw:cy="50%" draw:start-color="#66ffff" draw:end-color="#00cc00" draw:start-intensity="100%" draw:end-intensity="100%" draw:angle="800" draw:border="0%"/>
    <draw:gradient draw:name="Gradient_20_8" draw:display-name="Gradient 8" draw:style="linear" draw:start-color="#66ffff" draw:end-color="#00cc00" draw:start-intensity="100%" draw:end-intensity="100%" draw:angle="800" draw:border="0%"/>
    <draw:gradient draw:name="Tango_20_Green" draw:display-name="Tango Green" draw:style="linear" draw:start-color="#66ffff" draw:end-color="#4e9a06" draw:start-intensity="100%" draw:end-intensity="100%" draw:angle="300" draw:border="0%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7E560420CEFD7758.png" xlink:type="simple" xlink:show="embed" xlink:actuate="onLoad"/>
    <draw:fill-image draw:name="background" xlink:href="Pictures/1000020100000450000002B1724202B5EFE3F2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3:20:00.879000000</meta:creation-date>
    <dc:date>2019-05-20T13:45:57.043000000</dc:date>
    <meta:editing-duration>PT12M23S</meta:editing-duration>
    <meta:editing-cycles>1</meta:editing-cycles>
    <meta:document-statistic meta:object-count="26"/>
    <meta:generator>LibreOffice/5.2.4.2$Windows_X86_64 LibreOffice_project/3d5603e1122f0f102b62521720ab13a38a4e0eb0</meta:generator>
  </office:meta>
</office:document-meta>
</file>